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5.415cm"/>
    </style:style>
    <style:style style:name="co9" style:family="table-column">
      <style:table-column-properties fo:break-before="auto" style:column-width="6.2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/>
    </style:style>
    <style:style style:name="ce2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62a73b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add58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3715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8aa9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4" style:family="table-cell" style:parent-style-name="Default">
      <style:table-cell-properties fo:background-color="#f8aa9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#fcd3c1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16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00b6b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87d1d1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20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30" style:family="table-cell" style:parent-style-name="Default">
      <style:table-cell-properties fo:background-color="#fdb94d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dc578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53" style:family="table-cell" style:parent-style-name="Default">
      <style:table-cell-properties fo:background-color="#ffdaa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25" style:family="table-cell" style:parent-style-name="Default">
      <style:table-cell-properties fo:background-color="#ffdaa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fo:wrap-option="wrap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ov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2" table:number-columns-repeated="1013" table:default-cell-style-name="ce1"/>
        <table:table-row table:style-name="ro1">
          <table:table-cell table:number-columns-repeated="1032"/>
        </table:table-row>
        <table:table-row table:style-name="ro2">
          <table:table-cell table:style-name="ce2" office:value-type="string" calcext:value-type="string" table:number-columns-spanned="19" table:number-rows-spanned="1">
            <text:p>move(Player player): void</text:p>
          </table:table-cell>
          <table:covered-table-cell table:number-columns-repeated="7" table:style-name="ce2"/>
          <table:covered-table-cell table:number-columns-repeated="11"/>
          <table:table-cell table:number-columns-repeated="1013"/>
        </table:table-row>
        <table:table-row table:style-name="ro1">
          <table:table-cell table:number-columns-repeated="1032"/>
        </table:table-row>
        <table:table-row table:style-name="ro3">
          <table:table-cell table:style-name="ce3" office:value-type="string" calcext:value-type="string" table:number-columns-spanned="16" table:number-rows-spanned="1">
            <text:p>Clases de equivalencia válidas</text:p>
          </table:table-cell>
          <table:covered-table-cell table:number-columns-repeated="7" table:style-name="ce3"/>
          <table:covered-table-cell table:number-columns-repeated="8" table:style-name="ce17"/>
          <table:table-cell table:style-name="ce22" office:value-type="string" calcext:value-type="string" table:number-columns-spanned="1" table:number-rows-spanned="7">
            <text:p>Casos de prueba</text:p>
          </table:table-cell>
          <table:table-cell table:style-name="ce30" office:value-type="string" calcext:value-type="string" table:number-columns-spanned="1" table:number-rows-spanned="7">
            <text:p>Valores límites</text:p>
          </table:table-cell>
          <table:table-cell table:style-name="ce34" office:value-type="string" calcext:value-type="string" table:number-columns-spanned="1" table:number-rows-spanned="7">
            <text:p>Resultados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8" table:number-rows-spanned="1">
            <text:p>Ficha normal</text:p>
          </table:table-cell>
          <table:covered-table-cell table:number-columns-repeated="7" table:style-name="ce6"/>
          <table:table-cell table:style-name="ce6" office:value-type="string" calcext:value-type="string" table:number-columns-spanned="8" table:number-rows-spanned="1">
            <text:p>Ficha rey</text:p>
          </table:table-cell>
          <table:covered-table-cell table:number-columns-repeated="7" table:style-name="ce6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8" table:number-rows-spanned="1">
            <text:p>el destino solo cambia uno de los ejes y estos están comprendidos entre 0 y 10 incluidos</text:p>
          </table:table-cell>
          <table:covered-table-cell table:number-columns-repeated="7" table:style-name="ce6"/>
          <table:table-cell table:style-name="ce6" office:value-type="string" calcext:value-type="string" table:number-columns-spanned="8" table:number-rows-spanned="1">
            <text:p>el destino solo cambia uno de los ejes y estos están comprendidos entre 0 y 10 incluidos</text:p>
          </table:table-cell>
          <table:covered-table-cell table:number-columns-repeated="7" table:style-name="ce6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8" table:number-rows-spanned="1">
            <text:p>Si la casilla de destino esta no ocupada por una ficha y no tiene fichas en su camino a esta</text:p>
          </table:table-cell>
          <table:covered-table-cell table:number-columns-repeated="7" table:style-name="ce6"/>
          <table:table-cell table:style-name="ce6" office:value-type="string" calcext:value-type="string" table:number-columns-spanned="8" table:number-rows-spanned="1">
            <text:p>Si la casilla de destino esta no ocupada por una ficha y no tiene fichas en su camino a esta</text:p>
          </table:table-cell>
          <table:covered-table-cell table:number-columns-repeated="7" table:style-name="ce6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4" table:number-rows-spanned="1">
            <text:p>el destino no es una casilla especial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salta sobre el trono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el destino es una casilla especial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alguno de los ejes de destino esta comprendido entre 0 y 10 incluidos</text:p>
          </table:table-cell>
          <table:covered-table-cell table:number-columns-repeated="3" table:style-name="ce6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4">
          <table:table-cell table:style-name="ce6" office:value-type="string" calcext:value-type="string" table:number-columns-spanned="2" table:number-rows-spanned="1">
            <text:p>Nos movemos de lado a lado del table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samos valores intermedio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Nos movemos de lado a lado del table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samos valores intermedios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Usamos valores intermedios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Nos movemos de lado a lado del tabler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Usamos valores intermedios</text:p>
          </table:table-cell>
          <table:covered-table-cell table:style-name="ce6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5"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 table:number-columns-spanned="2" table:number-rows-spanned="1">
            <text:p>En horizontal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En vertical</text:p>
          </table:table-cell>
          <table:covered-table-cell table:style-name="ce6"/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table-cell table:style-name="ce6" office:value-type="string" calcext:value-type="string">
            <text:p>En horizontal</text:p>
          </table:table-cell>
          <table:table-cell table:style-name="ce6" office:value-type="string" calcext:value-type="string">
            <text:p>En vertical</text:p>
          </table:table-cell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4">
          <table:table-cell table:style-name="ce7" office:value-type="string" calcext:value-type="string">
            <text:p>X</text:p>
          </table:table-cell>
          <table:table-cell table:style-name="ce7" table:number-columns-repeated="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Attacker, 3, 0 , 3, 10, A”</text:p>
          </table:table-cell>
          <table:table-cell table:style-name="ce53"/>
          <table:table-cell table:style-name="ce55" office:value-type="string" calcext:value-type="string">
            <text:p>Token se mueve de casilla 3 0 <text:s/>a casilla 3 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0, 3 , 10, 3, D”</text:p>
          </table:table-cell>
          <table:table-cell table:style-name="ce53"/>
          <table:table-cell table:style-name="ce55" office:value-type="string" calcext:value-type="string">
            <text:p>Token se mueve de casilla 0 3 <text:s/>a casilla 10 3</text:p>
          </table:table-cell>
          <table:table-cell table:number-columns-repeated="1013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16"/>
          <table:table-cell table:style-name="ce7" table:number-columns-repeated="3"/>
          <table:table-cell table:style-name="ce50" office:value-type="string" calcext:value-type="string">
            <text:p>“Attacker, 3, 3 , 3, 7, A”</text:p>
          </table:table-cell>
          <table:table-cell table:style-name="ce53"/>
          <table:table-cell table:style-name="ce55" office:value-type="string" calcext:value-type="string">
            <text:p>Token se mueve de casilla 3 3 <text:s/>a casilla 3 7</text:p>
          </table:table-cell>
          <table:table-cell table:number-columns-repeated="1013"/>
        </table:table-row>
        <table:table-row table:style-name="ro4"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3, 3 , 7, 3, D”</text:p>
          </table:table-cell>
          <table:table-cell table:style-name="ce53"/>
          <table:table-cell table:style-name="ce55" office:value-type="string" calcext:value-type="string">
            <text:p>Token se mueve de casilla 3 3 <text:s/>a casilla 7 3</text:p>
          </table:table-cell>
          <table:table-cell table:number-columns-repeated="1013"/>
        </table:table-row>
        <table:table-row table:style-name="ro4"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Attacker, 5, 0 , 5, 10, A”</text:p>
          </table:table-cell>
          <table:table-cell table:style-name="ce53"/>
          <table:table-cell table:style-name="ce55" office:value-type="string" calcext:value-type="string">
            <text:p>Token se mueve de casilla 5 0 <text:s/>a casilla 5 10</text:p>
          </table:table-cell>
          <table:table-cell table:number-columns-repeated="1013"/>
        </table:table-row>
        <table:table-row table:style-name="ro4"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5, 10 , 5, 0, D”</text:p>
          </table:table-cell>
          <table:table-cell table:style-name="ce53"/>
          <table:table-cell table:style-name="ce55" office:value-type="string" calcext:value-type="string">
            <text:p>Token se mueve de casilla 5 10 <text:s/>a casilla 5 0</text:p>
          </table:table-cell>
          <table:table-cell table:number-columns-repeated="1013"/>
        </table:table-row>
        <table:table-row table:style-name="ro4"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Attacker, 0, 5 , 10, 5, A”</text:p>
          </table:table-cell>
          <table:table-cell table:style-name="ce53"/>
          <table:table-cell table:style-name="ce55" office:value-type="string" calcext:value-type="string">
            <text:p>Token se mueve de casilla 0 5 a casilla 10 5</text:p>
          </table:table-cell>
          <table:table-cell table:number-columns-repeated="1013"/>
        </table:table-row>
        <table:table-row table:style-name="ro4"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10, 5 , 0, 5, D”</text:p>
          </table:table-cell>
          <table:table-cell table:style-name="ce53"/>
          <table:table-cell table:style-name="ce55" office:value-type="string" calcext:value-type="string">
            <text:p>Token se mueve de casilla 10 5 a casilla 0 5</text:p>
          </table:table-cell>
          <table:table-cell table:number-columns-repeated="1013"/>
        </table:table-row>
        <table:table-row table:style-name="ro4"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Attacker, 5, 3 , 5, 7, A”</text:p>
          </table:table-cell>
          <table:table-cell table:style-name="ce53"/>
          <table:table-cell table:style-name="ce55" office:value-type="string" calcext:value-type="string">
            <text:p>Token se mueve de casilla 5 3 <text:s/>a casilla 5 7</text:p>
          </table:table-cell>
          <table:table-cell table:number-columns-repeated="1013"/>
        </table:table-row>
        <table:table-row table:style-name="ro4">
          <table:table-cell table:style-name="ce7" table:number-columns-repeated="7"/>
          <table:table-cell table:style-name="ce7" office:value-type="string" calcext:value-type="string">
            <text:p>X</text:p>
          </table:table-cell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7, 5 , 2, 5, D”</text:p>
          </table:table-cell>
          <table:table-cell table:style-name="ce53"/>
          <table:table-cell table:style-name="ce55" office:value-type="string" calcext:value-type="string">
            <text:p>Token se mueve de casilla 7 5 a casilla 2 5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0, 5 , 0, 10, K”</text:p>
          </table:table-cell>
          <table:table-cell table:style-name="ce53"/>
          <table:table-cell table:style-name="ce55" office:value-type="string" calcext:value-type="string">
            <text:p>Token se mueve de casilla 0 5 a casilla 0 10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7" table:number-columns-repeated="4"/>
          <table:table-cell table:style-name="ce50" office:value-type="string" calcext:value-type="string">
            <text:p>“Defender, 5, 0 , 10, 0, K”</text:p>
          </table:table-cell>
          <table:table-cell table:style-name="ce53"/>
          <table:table-cell table:style-name="ce55" office:value-type="string" calcext:value-type="string">
            <text:p>Token se mueve de casilla 5 0 a casilla 10 0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50" office:value-type="string" calcext:value-type="string">
            <text:p><text:span text:style-name="T1">“Defender</text:span>, 5, 0 , 5, 10, K”</text:p>
          </table:table-cell>
          <table:table-cell table:style-name="ce53"/>
          <table:table-cell table:style-name="ce55" office:value-type="string" calcext:value-type="string">
            <text:p>Token se mueve de casilla 5 0 a casilla 5 10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50" office:value-type="string" calcext:value-type="string">
            <text:p>“Defender, 0, 5 , 10, 5, K”</text:p>
          </table:table-cell>
          <table:table-cell table:style-name="ce25"/>
          <table:table-cell table:style-name="ce55" office:value-type="string" calcext:value-type="string">
            <text:p>Token se mueve de casilla 0 5 a casilla 10 5</text:p>
          </table:table-cell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/>
          <table:table-cell table:style-name="ce50" office:value-type="string" calcext:value-type="string">
            <text:p><text:span text:style-name="T1">“Defender</text:span>, 3, 3 , 3, 7, K”</text:p>
          </table:table-cell>
          <table:table-cell table:style-name="ce53"/>
          <table:table-cell table:style-name="ce55" office:value-type="string" calcext:value-type="string">
            <text:p>Token se mueve de casilla 3 3 <text:s/>a casilla 3 7</text:p>
          </table:table-cell>
          <table:table-cell table:number-columns-repeated="1013"/>
        </table:table-row>
        <table:table-row table:style-name="ro4">
          <table:table-cell table:style-name="ce8" table:number-columns-repeated="8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20" office:value-type="string" calcext:value-type="string">
            <text:p>“Defender, 3, 3 , 7, 3, K”</text:p>
          </table:table-cell>
          <table:table-cell table:style-name="ce25"/>
          <table:table-cell table:style-name="ce55" office:value-type="string" calcext:value-type="string">
            <text:p>Token se mueve de casilla 3 3 <text:s/>a casilla 7 3</text:p>
          </table:table-cell>
          <table:table-cell table:style-name="ce28" table:number-columns-repeated="1013"/>
        </table:table-row>
        <table:table-row table:style-name="ro2" table:number-rows-repeated="2">
          <table:table-cell table:style-name="ce9" table:number-columns-repeated="19"/>
          <table:table-cell table:number-columns-repeated="1013"/>
        </table:table-row>
        <table:table-row table:style-name="ro3">
          <table:table-cell table:style-name="ce12" office:value-type="string" calcext:value-type="string" table:number-columns-spanned="16" table:number-rows-spanned="1">
            <text:p>Clases de equivalencia no válidas</text:p>
          </table:table-cell>
          <table:covered-table-cell table:number-columns-repeated="7" table:style-name="ce12"/>
          <table:covered-table-cell table:number-columns-repeated="8" table:style-name="ce17"/>
          <table:table-cell table:style-name="ce22" office:value-type="string" calcext:value-type="string" table:number-columns-spanned="1" table:number-rows-spanned="4">
            <text:p>Casos de prueba</text:p>
          </table:table-cell>
          <table:table-cell table:style-name="ce30" office:value-type="string" calcext:value-type="string" table:number-columns-spanned="1" table:number-rows-spanned="4">
            <text:p>Valores límites</text:p>
          </table:table-cell>
          <table:table-cell table:style-name="ce34" office:value-type="string" calcext:value-type="string" table:number-columns-spanned="1" table:number-rows-spanned="4">
            <text:p>Resultados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9" table:number-rows-spanned="1">
            <text:p>Ficha normal</text:p>
          </table:table-cell>
          <table:covered-table-cell table:number-columns-repeated="8" table:style-name="ce13"/>
          <table:table-cell table:style-name="ce13" office:value-type="string" calcext:value-type="string" table:number-columns-spanned="7" table:number-rows-spanned="1">
            <text:p>Ficha rey</text:p>
          </table:table-cell>
          <table:covered-table-cell table:number-columns-repeated="6" table:style-name="ce13"/>
          <table:covered-table-cell table:style-name="ce22"/>
          <table:covered-table-cell table:style-name="ce30"/>
          <table:covered-table-cell table:style-name="ce34"/>
          <table:table-cell table:number-columns-repeated="1013"/>
        </table:table-row>
        <table:table-row table:style-name="ro4">
          <table:table-cell table:style-name="ce14" office:value-type="string" calcext:value-type="string" table:number-columns-spanned="2" table:number-rows-spanned="1">
            <text:p>Si la casilla de destino esta ocupada por una fich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Hay alguna ficha entre la casilla de origen y de destino</text:p>
          </table:table-cell>
          <table:covered-table-cell table:style-name="ce14"/>
          <table:table-cell table:style-name="ce14" office:value-type="string" calcext:value-type="string" table:number-columns-spanned="1" table:number-rows-spanned="2">
            <text:p>Mover ficha rival</text:p>
          </table:table-cell>
          <table:table-cell table:style-name="ce14" office:value-type="string" calcext:value-type="string" table:number-columns-spanned="2" table:number-rows-spanned="2">
            <text:p>Los dos ejes son diferent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i la casilla de destino es una casilla especial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Si la casilla de destino esta ocupada por una ficha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Hay alguna ficha entre la casilla de origen y de destino</text:p>
          </table:table-cell>
          <table:covered-table-cell table:style-name="ce13"/>
          <table:covered-table-cell table:style-name="ce14"/>
          <table:table-cell table:style-name="ce14" office:value-type="string" calcext:value-type="string" table:number-columns-spanned="1" table:number-rows-spanned="2">
            <text:p>Los dos ejes son diferentes</text:p>
          </table:table-cell>
          <table:table-cell table:style-name="ce13" office:value-type="string" calcext:value-type="string" table:number-columns-spanned="1" table:number-rows-spanned="2">
            <text:p>Mover ficha rival</text:p>
          </table:table-cell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5"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covered-table-cell table:number-columns-repeated="3" table:style-name="ce14"/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>
            <text:p>En vertical</text:p>
          </table:table-cell>
          <table:table-cell table:style-name="ce14" office:value-type="string" calcext:value-type="string">
            <text:p>En horizontal</text:p>
          </table:table-cell>
          <table:table-cell table:style-name="ce14" office:value-type="string" calcext:value-type="string" table:number-columns-spanned="2" table:number-rows-spanned="1">
            <text:p>En vertical</text:p>
          </table:table-cell>
          <table:covered-table-cell table:number-columns-repeated="2" table:style-name="ce14"/>
          <table:covered-table-cell table:style-name="ce13"/>
          <table:covered-table-cell table:style-name="ce18"/>
          <table:covered-table-cell table:style-name="ce23"/>
          <table:covered-table-cell table:style-name="ce17"/>
          <table:table-cell table:number-columns-repeated="1013"/>
        </table:table-row>
        <table:table-row table:style-name="ro2"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"Attacker, 5, 4 , 5, 6, A, 5, 6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<text:span text:style-name="T1">"Defender</text:span>, 2, 5 , 3, 5, D, 3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"Attacker, 5, 3 , 5, 6, A, 5, 4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<text:span text:style-name="T1">"Defender</text:span>, 2, 5 , 6, 5, D, 4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<text:span text:style-name="T1">"Defender</text:span>, 5, 3 , 5, 6, A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office:value-type="string" calcext:value-type="string" table:number-columns-spanned="2" table:number-rows-spanned="1">
            <text:p>X</text:p>
          </table:table-cell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21" office:value-type="string" calcext:value-type="string">
            <text:p><text:span text:style-name="T1">"Attacker</text:span>, 2, 5 , 6, 3, A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21" office:value-type="string" calcext:value-type="string">
            <text:p>"Defender, 0, 5 ,0, 10, D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"Attacker, 2, 5 , 5, 5, A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<text:span text:style-name="T1">"Defender</text:span>, 5, 4 , 5, 6, K, 5, 6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<text:span text:style-name="T1">"Defender</text:span>, 2, 5 , 3, 5, K, 3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"Defender, 5, 3 , 5, 6, K, 5, 4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office:value-type="string" calcext:value-type="string" table:number-columns-spanned="2" table:number-rows-spanned="1">
            <text:p>X</text:p>
          </table:table-cell>
          <table:covered-table-cell table:style-name="ce15"/>
          <table:table-cell table:style-name="ce15" table:number-columns-repeated="2"/>
          <table:table-cell table:style-name="ce50" office:value-type="string" calcext:value-type="string">
            <text:p><text:span text:style-name="T1">"Defender</text:span>, 2, 5 , 6, 5, K, 4, 5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50" office:value-type="string" calcext:value-type="string">
            <text:p>"Defender, 2, 5 , 6, 3, K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 table:number-columns-repeated="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office:value-type="string" calcext:value-type="string">
            <text:p>X</text:p>
          </table:table-cell>
          <table:table-cell table:style-name="ce50" office:value-type="string" calcext:value-type="string">
            <text:p><text:span text:style-name="T1">"Attacker</text:span>, 5, 3 , 5, 6, K, 2, 2"</text:p>
          </table:table-cell>
          <table:table-cell table:style-name="ce53"/>
          <table:table-cell table:style-name="ce55" office:value-type="string" calcext:value-type="string">
            <text:p>IllegalArgumentException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32"/>
        </table:table-row>
        <table:table-row table:style-name="ro2">
          <table:table-cell table:number-columns-repeated="10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-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-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2:22:13.5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7:19:58.51</meta:creation-date>
    <meta:editing-duration>PT15H34M44S</meta:editing-duration>
    <meta:editing-cycles>41</meta:editing-cycles>
    <meta:generator>LibreOffice/7.6.1.2$Windows_X86_64 LibreOffice_project/f5defcebd022c5bc36bbb79be232cb6926d8f674</meta:generator>
    <dc:date>2024-05-22T12:22:52.261000000</dc:date>
    <meta:document-statistic meta:table-count="1" meta:cell-count="151" meta:object-count="0"/>
  </office:meta>
</office:document-meta>
</file>